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Apple Garamond Light" svg:font-family="Apple Garamond Light" style:font-family-generic="system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style style:name="P1" style:parent-style-name="MiCuerpo1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7pt" style:font-size-asian="7pt" style:font-size-complex="7pt"/>
    </style:style>
    <style:style style:name="S1" style:family="section">
      <style:section-properties fo:margin-left="-0.052in" fo:margin-right="-0.0625in" style:writing-mode="lr-tb">
        <style:columns fo:column-count="2">
          <style:column style:rel-width="5622*" fo:start-indent="0in" fo:end-indent="0.1604in"/>
          <style:column style:rel-width="5553*" fo:start-indent="0.1604in" fo:end-indent="0in"/>
        </style:columns>
      </style:section-properties>
    </style:style>
    <style:style style:name="P3" style:parent-style-name="MiSubtitulo2" style:family="paragraph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MiTeclas1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P7" style:parent-style-name="MiCuerpo1" style:family="paragraph"/>
    <style:style style:name="T8" style:parent-style-name="MioNormal" style:family="text">
      <style:text-properties fo:language="en" fo:country="US"/>
    </style:style>
    <style:style style:name="T9" style:parent-style-name="MiRealzado3" style:family="text">
      <style:text-properties fo:language="en" fo:country="US"/>
    </style:style>
    <style:style style:name="T10" style:parent-style-name="MioNormal" style:family="text">
      <style:text-properties fo:language="en" fo:country="US"/>
    </style:style>
    <style:style style:name="T11" style:parent-style-name="MioNormal" style:family="text">
      <style:text-properties fo:language="en" fo:country="US"/>
    </style:style>
    <style:style style:name="T12" style:parent-style-name="MiRealzado3" style:family="text">
      <style:text-properties fo:language="en" fo:country="US"/>
    </style:style>
    <style:style style:name="T13" style:parent-style-name="MioNormal" style:family="text">
      <style:text-properties fo:language="en" fo:country="US"/>
    </style:style>
    <style:style style:name="T14" style:parent-style-name="MiTeclas1" style:family="text">
      <style:text-properties fo:language="en" fo:country="US"/>
    </style:style>
    <style:style style:name="T15" style:parent-style-name="MioNormal" style:family="text">
      <style:text-properties fo:language="en" fo:country="US"/>
    </style:style>
    <style:style style:name="T16" style:parent-style-name="MioNormal" style:family="text">
      <style:text-properties fo:language="en" fo:country="US"/>
    </style:style>
    <style:style style:name="T17" style:parent-style-name="MioNormal" style:family="text">
      <style:text-properties fo:font-weight="bold" style:font-weight-asian="bold" style:font-weight-complex="bold" fo:language="en" fo:country="US"/>
    </style:style>
    <style:style style:name="T18" style:parent-style-name="MioNormal" style:family="text">
      <style:text-properties fo:language="en" fo:country="US"/>
    </style:style>
    <style:style style:name="T19" style:parent-style-name="MioNormal" style:family="text">
      <style:text-properties fo:font-style="italic" style:font-style-asian="italic" style:font-style-complex="italic" fo:color="#800000" fo:language="en" fo:country="US"/>
    </style:style>
    <style:style style:name="T20" style:parent-style-name="MioNormal" style:family="text">
      <style:text-properties fo:language="en" fo:country="US"/>
    </style:style>
    <style:style style:name="T21" style:parent-style-name="MioNormal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22" style:parent-style-name="MioNormal" style:family="text">
      <style:text-properties fo:language="en" fo:country="US"/>
    </style:style>
    <style:style style:name="T23" style:parent-style-name="MioNormal" style:family="text">
      <style:text-properties fo:font-weight="bold" style:font-weight-asian="bold" style:font-weight-complex="bold" fo:language="en" fo:country="US"/>
    </style:style>
    <style:style style:name="T24" style:parent-style-name="MioNormal" style:family="text">
      <style:text-properties fo:language="en" fo:country="US"/>
    </style:style>
    <style:style style:name="T25" style:parent-style-name="MioNormal" style:family="text">
      <style:text-properties fo:font-style="italic" style:font-style-asian="italic" style:font-style-complex="italic" fo:color="#800000" fo:language="en" fo:country="US"/>
    </style:style>
    <style:style style:name="T26" style:parent-style-name="MioNormal" style:family="text">
      <style:text-properties fo:language="en" fo:country="US"/>
    </style:style>
    <style:style style:name="T27" style:parent-style-name="MioNormal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28" style:parent-style-name="MioNormal" style:family="text">
      <style:text-properties fo:language="en" fo:country="US"/>
    </style:style>
    <style:style style:name="T29" style:parent-style-name="MioNormal" style:family="text">
      <style:text-properties fo:font-style="italic" style:font-style-asian="italic" style:font-style-complex="italic" fo:color="#800000" fo:language="en" fo:country="US"/>
    </style:style>
    <style:style style:name="T30" style:parent-style-name="MioNormal" style:family="text">
      <style:text-properties fo:language="en" fo:country="US"/>
    </style:style>
    <style:style style:name="T31" style:parent-style-name="MioNormal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32" style:parent-style-name="MioNormal" style:family="text">
      <style:text-properties fo:language="en" fo:country="US"/>
    </style:style>
    <style:style style:name="P33" style:parent-style-name="MiCuerpo1" style:family="paragraph"/>
    <style:style style:name="T34" style:parent-style-name="MioNormal" style:family="text">
      <style:text-properties fo:language="en" fo:country="US"/>
    </style:style>
    <style:style style:name="T35" style:parent-style-name="MiTeclas1" style:family="text">
      <style:text-properties fo:language="en" fo:country="US"/>
    </style:style>
    <style:style style:name="T36" style:parent-style-name="MioNormal" style:family="text">
      <style:text-properties fo:language="en" fo:country="US"/>
    </style:style>
    <style:style style:name="T37" style:parent-style-name="MiTeclas1" style:family="text">
      <style:text-properties fo:language="en" fo:country="US"/>
    </style:style>
    <style:style style:name="T38" style:parent-style-name="MioNormal" style:family="text">
      <style:text-properties fo:language="en" fo:country="US"/>
    </style:style>
    <style:style style:name="T39" style:parent-style-name="MiTeclas1" style:family="text">
      <style:text-properties fo:language="en" fo:country="US"/>
    </style:style>
    <style:style style:name="T40" style:parent-style-name="MioNormal" style:family="text">
      <style:text-properties fo:language="en" fo:country="US"/>
    </style:style>
    <style:style style:name="P41" style:parent-style-name="MiCuerpo1" style:family="paragraph"/>
    <style:style style:name="T42" style:parent-style-name="MioNormal" style:family="text">
      <style:text-properties fo:language="en" fo:country="US"/>
    </style:style>
    <style:style style:name="T43" style:parent-style-name="MiTeclas1" style:family="text">
      <style:text-properties fo:language="en" fo:country="US"/>
    </style:style>
    <style:style style:name="T44" style:parent-style-name="MioNormal" style:family="text">
      <style:text-properties fo:language="en" fo:country="US"/>
    </style:style>
    <style:style style:name="T45" style:parent-style-name="MiTeclas1" style:family="text">
      <style:text-properties fo:language="en" fo:country="US"/>
    </style:style>
    <style:style style:name="T46" style:parent-style-name="MioNormal" style:family="text">
      <style:text-properties fo:language="en" fo:country="US"/>
    </style:style>
    <style:style style:name="T47" style:parent-style-name="MiTeclas1" style:family="text">
      <style:text-properties fo:language="en" fo:country="US"/>
    </style:style>
    <style:style style:name="T48" style:parent-style-name="MioNormal" style:family="text">
      <style:text-properties fo:language="en" fo:country="US"/>
    </style:style>
    <style:style style:name="P49" style:parent-style-name="MiCuerpo1" style:family="paragraph"/>
    <style:style style:name="T50" style:parent-style-name="MioNormal" style:family="text">
      <style:text-properties fo:language="en" fo:country="US"/>
    </style:style>
    <style:style style:name="T51" style:parent-style-name="MioNormal" style:family="text">
      <style:text-properties fo:font-style="italic" style:font-style-asian="italic" style:font-style-complex="italic" fo:language="en" fo:country="US"/>
    </style:style>
    <style:style style:name="T52" style:parent-style-name="MioNormal" style:family="text">
      <style:text-properties fo:language="en" fo:country="US"/>
    </style:style>
    <style:style style:name="T53" style:parent-style-name="MioNormal" style:family="text">
      <style:text-properties fo:font-style="italic" style:font-style-asian="italic" style:font-style-complex="italic" fo:language="en" fo:country="US"/>
    </style:style>
    <style:style style:name="T54" style:parent-style-name="MioNormal" style:family="text">
      <style:text-properties fo:language="en" fo:country="US"/>
    </style:style>
    <style:style style:name="T55" style:parent-style-name="MioNormal" style:family="text">
      <style:text-properties fo:font-style="italic" style:font-style-asian="italic" style:font-style-complex="italic" fo:language="en" fo:country="US"/>
    </style:style>
    <style:style style:name="T56" style:parent-style-name="MioNormal" style:family="text">
      <style:text-properties fo:language="en" fo:country="US"/>
    </style:style>
    <style:style style:name="T57" style:parent-style-name="MiTeclas1" style:family="text">
      <style:text-properties fo:language="en" fo:country="US"/>
    </style:style>
    <style:style style:name="T58" style:parent-style-name="MioNormal" style:family="text">
      <style:text-properties fo:language="en" fo:country="US"/>
    </style:style>
    <style:style style:name="P59" style:parent-style-name="MiCuerpo1" style:family="paragraph"/>
    <style:style style:name="T60" style:parent-style-name="Fuentedepárrafopredeter." style:family="text">
      <style:text-properties fo:language="en" fo:country="US"/>
    </style:style>
    <style:style style:name="T61" style:parent-style-name="MiTeclas1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P64" style:parent-style-name="MiCuerpo1" style:family="paragraph"/>
    <style:style style:name="T65" style:parent-style-name="Fuentedepárrafopredeter." style:family="text">
      <style:text-properties fo:language="en" fo:country="US"/>
    </style:style>
    <style:style style:name="T66" style:parent-style-name="MioNormal" style:family="text">
      <style:text-properties fo:language="en" fo:country="US"/>
    </style:style>
    <style:style style:name="T67" style:parent-style-name="Fuentedepárrafopredeter." style:family="text">
      <style:text-properties fo:language="en" fo:country="US"/>
    </style:style>
    <style:style style:name="T68" style:parent-style-name="MiTeclas1" style:family="text">
      <style:text-properties fo:language="en" fo:country="US"/>
    </style:style>
    <style:style style:name="T69" style:parent-style-name="Fuentedepárrafopredeter." style:family="text">
      <style:text-properties fo:language="en" fo:country="US"/>
    </style:style>
    <style:style style:name="P70" style:parent-style-name="MiSubtitulo2" style:family="paragraph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MiTeclas1" style:family="text">
      <style:text-properties fo:language="en" fo:country="US"/>
    </style:style>
    <style:style style:name="T74" style:parent-style-name="Fuentedepárrafopredeter." style:family="text">
      <style:text-properties fo:language="en" fo:country="US"/>
    </style:style>
    <style:style style:name="P75" style:parent-style-name="MiSubtitulo2" style:family="paragraph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T77" style:parent-style-name="MiTeclas1" style:family="text">
      <style:text-properties fo:language="en" fo:country="US"/>
    </style:style>
    <style:style style:name="T78" style:parent-style-name="Fuentedepárrafopredeter." style:family="text">
      <style:text-properties fo:language="en" fo:country="US"/>
    </style:style>
    <style:style style:name="P79" style:parent-style-name="MiSubtitulo2" style:family="paragraph">
      <style:text-properties fo:language="en" fo:country="US"/>
    </style:style>
    <style:style style:name="T80" style:parent-style-name="Fuentedepárrafopredeter." style:family="text">
      <style:text-properties fo:language="en" fo:country="US"/>
    </style:style>
    <style:style style:name="T81" style:parent-style-name="MiTeclas1" style:family="text">
      <style:text-properties fo:language="en" fo:country="US"/>
    </style:style>
    <style:style style:name="T82" style:parent-style-name="Fuentedepárrafopredeter." style:family="text">
      <style:text-properties fo:language="en" fo:country="US"/>
    </style:style>
    <style:style style:name="T83" style:parent-style-name="Fuentedepárrafopredeter." style:family="text">
      <style:text-properties fo:font-style="italic" style:font-style-asian="italic" style:font-style-complex="italic" fo:language="en" fo:country="US"/>
    </style:style>
    <style:style style:name="T84" style:parent-style-name="Fuentedepárrafopredeter." style:family="text">
      <style:text-properties fo:language="en" fo:country="US"/>
    </style:style>
    <style:style style:name="P85" style:parent-style-name="MiSubtitulo2" style:family="paragraph">
      <style:text-properties fo:language="en" fo:country="US"/>
    </style:style>
    <style:style style:name="T86" style:parent-style-name="Fuentedepárrafopredeter." style:family="text">
      <style:text-properties fo:language="en" fo:country="US"/>
    </style:style>
    <style:style style:name="T87" style:parent-style-name="MiTeclas1" style:family="text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Fuentedepárrafopredeter." style:family="text">
      <style:text-properties fo:language="en" fo:country="US"/>
    </style:style>
    <style:style style:name="T90" style:parent-style-name="Fuentedepárrafopredeter." style:family="text">
      <style:text-properties fo:font-style="italic" style:font-style-asian="italic" style:font-style-complex="italic" fo:language="en" fo:country="US"/>
    </style:style>
    <style:style style:name="T91" style:parent-style-name="Fuentedepárrafopredeter." style:family="text">
      <style:text-properties fo:language="en" fo:country="US"/>
    </style:style>
    <style:style style:name="P92" style:parent-style-name="MiSubtitulo2" style:family="paragraph">
      <style:text-properties fo:language="en" fo:country="US"/>
    </style:style>
    <style:style style:name="T93" style:parent-style-name="Fuentedepárrafopredeter." style:family="text">
      <style:text-properties fo:language="en" fo:country="US"/>
    </style:style>
    <style:style style:name="T94" style:parent-style-name="MiTeclas1" style:family="text">
      <style:text-properties fo:language="en" fo:country="US"/>
    </style:style>
    <style:style style:name="T95" style:parent-style-name="Fuentedepárrafopredeter." style:family="text">
      <style:text-properties fo:language="en" fo:country="US"/>
    </style:style>
    <style:style style:name="T96" style:parent-style-name="Fuentedepárrafopredeter." style:family="text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T98" style:parent-style-name="Fuentedepárrafopredeter." style:family="text">
      <style:text-properties fo:language="en" fo:country="US"/>
    </style:style>
    <style:style style:name="P99" style:parent-style-name="MiSubtitulo2" style:family="paragraph">
      <style:text-properties fo:language="en" fo:country="US"/>
    </style:style>
    <style:style style:name="T100" style:parent-style-name="Fuentedepárrafopredeter." style:family="text">
      <style:text-properties fo:language="en" fo:country="US"/>
    </style:style>
    <style:style style:name="T101" style:parent-style-name="MiTeclas1" style:family="text">
      <style:text-properties fo:language="en" fo:country="US"/>
    </style:style>
    <style:style style:name="T102" style:parent-style-name="Fuentedepárrafopredeter." style:family="text">
      <style:text-properties fo:language="en" fo:country="US"/>
    </style:style>
    <style:style style:name="T103" style:parent-style-name="Fuentedepárrafopredeter." style:family="text">
      <style:text-properties fo:language="en" fo:country="US"/>
    </style:style>
    <style:style style:name="P104" style:parent-style-name="MiSubtitulo2" style:family="paragraph">
      <style:text-properties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MiTeclas1" style:family="text">
      <style:text-properties fo:language="en" fo:country="US"/>
    </style:style>
    <style:style style:name="T107" style:parent-style-name="Fuentedepárrafopredeter." style:family="text">
      <style:text-properties fo:language="en" fo:country="US"/>
    </style:style>
    <style:style style:name="T108" style:parent-style-name="Fuentedepárrafopredeter." style:family="text">
      <style:text-properties fo:language="en" fo:country="US"/>
    </style:style>
    <style:style style:name="T109" style:parent-style-name="Fuentedepárrafopredeter." style:family="text">
      <style:text-properties fo:font-style="italic" style:font-style-asian="italic" style:font-style-complex="italic" fo:language="en" fo:country="US"/>
    </style:style>
    <style:style style:name="T110" style:parent-style-name="Fuentedepárrafopredeter." style:family="text">
      <style:text-properties fo:language="en" fo:country="US"/>
    </style:style>
    <style:style style:name="T111" style:parent-style-name="Fuentedepárrafopredeter." style:family="text">
      <style:text-properties fo:font-style="italic" style:font-style-asian="italic" style:font-style-complex="italic" fo:language="en" fo:country="US"/>
    </style:style>
    <style:style style:name="T112" style:parent-style-name="Fuentedepárrafopredeter." style:family="text">
      <style:text-properties fo:language="en" fo:country="US"/>
    </style:style>
    <style:style style:name="P113" style:parent-style-name="MiSubtitulo2" style:family="paragraph">
      <style:text-properties fo:language="en" fo:country="US"/>
    </style:style>
    <style:style style:name="T114" style:parent-style-name="Fuentedepárrafopredeter." style:family="text">
      <style:text-properties fo:language="en" fo:country="US"/>
    </style:style>
    <style:style style:name="T115" style:parent-style-name="MiTeclas1" style:family="text">
      <style:text-properties fo:language="en" fo:country="US"/>
    </style:style>
    <style:style style:name="T116" style:parent-style-name="Fuentedepárrafopredeter." style:family="text">
      <style:text-properties fo:language="en" fo:country="US"/>
    </style:style>
    <style:style style:name="T117" style:parent-style-name="Fuentedepárrafopredeter." style:family="text">
      <style:text-properties fo:language="en" fo:country="US"/>
    </style:style>
    <style:style style:name="T118" style:parent-style-name="Fuentedepárrafopredeter." style:family="text">
      <style:text-properties fo:font-style="italic" style:font-style-asian="italic" style:font-style-complex="italic" fo:language="en" fo:country="US"/>
    </style:style>
    <style:style style:name="T119" style:parent-style-name="Fuentedepárrafopredeter." style:family="text">
      <style:text-properties fo:language="en" fo:country="US"/>
    </style:style>
    <style:style style:name="T120" style:parent-style-name="Fuentedepárrafopredeter." style:family="text">
      <style:text-properties fo:font-style="italic" style:font-style-asian="italic" style:font-style-complex="italic" fo:language="en" fo:country="US"/>
    </style:style>
    <style:style style:name="T121" style:parent-style-name="Fuentedepárrafopredeter." style:family="text">
      <style:text-properties fo:language="en" fo:country="US"/>
    </style:style>
    <style:style style:name="P122" style:parent-style-name="MiSubtitulo2" style:family="paragraph">
      <style:text-properties fo:language="en" fo:country="US"/>
    </style:style>
    <style:style style:name="T123" style:parent-style-name="Fuentedepárrafopredeter." style:family="text">
      <style:text-properties fo:language="en" fo:country="US"/>
    </style:style>
    <style:style style:name="T12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125" style:parent-style-name="Fuentedepárrafopredeter." style:family="text">
      <style:text-properties fo:language="en" fo:country="US"/>
    </style:style>
    <style:style style:name="P126" style:parent-style-name="MiSubtitulo2" style:family="paragraph">
      <style:text-properties fo:language="en" fo:country="US"/>
    </style:style>
    <style:style style:name="T127" style:parent-style-name="Fuentedepárrafopredeter." style:family="text">
      <style:text-properties fo:language="en" fo:country="US"/>
    </style:style>
    <style:style style:name="T128" style:parent-style-name="Fuentedepárrafopredeter." style:family="text">
      <style:text-properties fo:language="en" fo:country="US"/>
    </style:style>
    <style:style style:name="T12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130" style:parent-style-name="Fuentedepárrafopredeter." style:family="text">
      <style:text-properties fo:language="en" fo:country="US"/>
    </style:style>
    <style:style style:name="P131" style:parent-style-name="MiSubtitulo2" style:family="paragraph">
      <style:text-properties fo:language="en" fo:country="US"/>
    </style:style>
    <style:style style:name="T132" style:parent-style-name="Fuentedepárrafopredeter." style:family="text">
      <style:text-properties fo:language="en" fo:country="US"/>
    </style:style>
    <style:style style:name="T13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134" style:parent-style-name="Fuentedepárrafopredeter." style:family="text">
      <style:text-properties fo:language="en" fo:country="US"/>
    </style:style>
    <style:style style:name="P135" style:parent-style-name="MiSubtitulo2" style:family="paragraph">
      <style:text-properties fo:language="en" fo:country="US"/>
    </style:style>
    <style:style style:name="T136" style:parent-style-name="Fuentedepárrafopredeter." style:family="text">
      <style:text-properties fo:language="en" fo:country="US"/>
    </style:style>
    <style:style style:name="T137" style:parent-style-name="Fuentedepárrafopredeter." style:family="text">
      <style:text-properties fo:language="en" fo:country="US"/>
    </style:style>
    <style:style style:name="T13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background-color="#FFFF00" fo:language="en" fo:country="US"/>
    </style:style>
    <style:style style:name="T139" style:parent-style-name="Fuentedepárrafopredeter." style:family="text">
      <style:text-properties fo:language="en" fo:country="US"/>
    </style:style>
    <style:style style:name="T140" style:parent-style-name="Fuentedepárrafopredeter." style:family="text">
      <style:text-properties fo:language="en" fo:country="US"/>
    </style:style>
    <style:style style:name="T141" style:parent-style-name="Fuentedepárrafopredeter." style:family="text">
      <style:text-properties fo:language="en" fo:country="US"/>
    </style:style>
    <style:style style:name="T142" style:parent-style-name="MiTeclas1" style:family="text">
      <style:text-properties fo:language="en" fo:country="US"/>
    </style:style>
    <style:style style:name="T143" style:parent-style-name="Fuentedepárrafopredeter." style:family="text">
      <style:text-properties fo:language="en" fo:country="US"/>
    </style:style>
    <style:style style:name="P144" style:parent-style-name="MiSubtitulo2" style:family="paragraph">
      <style:text-properties fo:language="en" fo:country="US"/>
    </style:style>
    <style:style style:name="T145" style:parent-style-name="Fuentedepárrafopredeter." style:family="text">
      <style:text-properties fo:language="en" fo:country="US"/>
    </style:style>
    <style:style style:name="T146" style:parent-style-name="MiTeclas1" style:family="text">
      <style:text-properties fo:language="en" fo:country="US"/>
    </style:style>
    <style:style style:name="T147" style:parent-style-name="Fuentedepárrafopredeter." style:family="text">
      <style:text-properties fo:language="en" fo:country="US"/>
    </style:style>
    <style:style style:name="T148" style:parent-style-name="Fuentedepárrafopredeter." style:family="text">
      <style:text-properties fo:language="en" fo:country="US"/>
    </style:style>
    <style:style style:name="T149" style:parent-style-name="Fuentedepárrafopredeter." style:family="text">
      <style:text-properties fo:language="en" fo:country="US"/>
    </style:style>
    <style:style style:name="T150" style:parent-style-name="Fuentedepárrafopredeter." style:family="text">
      <style:text-properties fo:language="en" fo:country="US"/>
    </style:style>
    <style:style style:name="T151" style:parent-style-name="Fuentedepárrafopredeter." style:family="text">
      <style:text-properties fo:language="en" fo:country="US"/>
    </style:style>
    <style:style style:name="T152" style:parent-style-name="MiTeclas1" style:family="text">
      <style:text-properties fo:language="en" fo:country="US"/>
    </style:style>
    <style:style style:name="T153" style:parent-style-name="Fuentedepárrafopredeter.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5920" draw:style-name="a0" draw:name="0 Imagen" text:anchor-type="paragraph" svg:x="-0.41667in" svg:y="-0.69722in" svg:width="8.5in" svg:height="0.65556in" style:rel-width="scale" style:rel-height="scale"><draw:image xlink:href="media/image1.png" xlink:type="simple" xlink:show="embed" xlink:actuate="onLoad"/><svg:title/><svg:desc/></draw:frame></text:span></text:p>
      <text:section text:name="Sect1" text:style-name="S1">
        <text:soft-page-break/>
        <text:p text:style-name="P3">Starting</text:p>
        <text:p text:style-name="MiCuerpo1"><draw:frame draw:z-index="251649536" draw:style-name="a1" draw:name="gráficos2" text:anchor-type="paragraph" svg:x="3.07441in" svg:y="0.02008in" svg:width="0.37795in" svg:height="0.35433in" style:rel-width="scale" style:rel-height="scale"><draw:image xlink:href="media/image2.png" xlink:type="simple" xlink:show="embed" xlink:actuate="onLoad"/><svg:title/><svg:desc/></draw:frame><text:span text:style-name="T4">To start operations <text:s/>press<text:s/></text:span><text:span text:style-name="T5">Ctrl+N</text:span><text:span text:style-name="T6"><text:s/>or click the icon</text:span></text:p>
        <text:p text:style-name="MiSubtitulo2">A Sale</text:p>
        <text:list text:style-name="Numbering1">
          <text:list-item text:start-value="1">
            <text:p text:style-name="P7"><draw:frame draw:z-index="251666944" draw:style-name="a2" draw:name="0 Imagen" text:anchor-type="paragraph" svg:x="3.20833in" svg:y="0.36806in" svg:width="0.39583in" svg:height="0.37083in" style:rel-width="scale" style:rel-height="scale"><draw:image xlink:href="media/image3.png" xlink:type="simple" xlink:show="embed" xlink:actuate="onLoad"/><svg:title/><svg:desc/></draw:frame><text:span text:style-name="T8">Enter code and press enter. You can enter quantities <text:s/>in the code input box as<text:s/></text:span><text:span text:style-name="T9">10x1234</text:span><text:span text:style-name="T10">, meaning that 10<text:s/></text:span><text:span text:style-name="T11">products which code is<text:s/></text:span><text:span text:style-name="T12">1234</text:span><text:span text:style-name="T13"><text:s/>will be inserted. To activate the code input box use<text:s/></text:span><text:span text:style-name="T14">F2</text:span><text:span text:style-name="T15"><text:s/>or click the icon <text:s text:c="11"/>.</text:span></text:p>
          </text:list-item>
        </text:list>
        <text:p text:style-name="MiCuerpo1"><text:span text:style-name="T16">You can also<text:s/></text:span><text:span text:style-name="T17">insert</text:span><text:span text:style-name="T18"><text:s/></text:span><text:span text:style-name="T19">Special Orders</text:span><text:span text:style-name="T20"><text:s/>by pressing<text:s/></text:span><text:span text:style-name="T21">PgUp,</text:span><text:span text:style-name="T22"><text:s/>you can<text:s/></text:span><text:span text:style-name="T23">complete</text:span><text:span text:style-name="T24"><text:s/></text:span><text:span text:style-name="T25">Special Orders</text:span><text:span text:style-name="T26"><text:s/>by pressing<text:s/></text:span><text:span text:style-name="T27">PgDown</text:span><text:span text:style-name="T28">. You can apply an<text:s/></text:span><text:span text:style-name="T29">occasional discount</text:span><text:span text:style-name="T30"><text:s/>by pressing<text:s/></text:span><text:span text:style-name="T31">Ctrl-D</text:span><text:span text:style-name="T32">.</text:span></text:p>
        <text:p text:style-name="MiCuerpo1"><text:span text:style-name="MioNormal">Repeat for each item.</text:span></text:p>
        <text:list text:style-name="Numbering1" text:continue-numbering="true">
          <text:list-item>
            <text:p text:style-name="P33"><text:span text:style-name="T34">Select the payment method, using<text:s/></text:span><text:span text:style-name="T35">TAB key</text:span><text:span text:style-name="T36">, or<text:s/></text:span><text:span text:style-name="T37">Alt+S</text:span><text:span text:style-name="T38"><text:s/>for Cash,<text:s/></text:span><text:span text:style-name="T39">Alt+R</text:span><text:span text:style-name="T40"><text:s/>for Card.</text:span></text:p>
          </text:list-item>
          <text:list-item>
            <text:p text:style-name="P41"><text:span text:style-name="T42">If pay in cash, select the payment quantity inputbox using<text:s/></text:span><text:span text:style-name="T43">TAB key</text:span><text:span text:style-name="T44"><text:s/>once or more, or<text:s/></text:span><text:span text:style-name="T45">Alt+A</text:span><text:span text:style-name="T46"><text:s/>and press<text:s/></text:span><text:span text:style-name="T47">Enter</text:span><text:span text:style-name="T48">.</text:span></text:p>
          </text:list-item>
          <text:list-item>
            <text:p text:style-name="P49"><text:span text:style-name="T50">If pay with</text:span><text:span text:style-name="T51"><text:s/>card</text:span><text:span text:style-name="T52">, enter the<text:s/></text:span><text:span text:style-name="T53">Card number</text:span><text:span text:style-name="T54"><text:s/>and<text:s/></text:span><text:span text:style-name="T55">Authorization number</text:span><text:span text:style-name="T56"><text:s/>and press<text:s/></text:span><text:span text:style-name="T57">Enter</text:span><text:span text:style-name="T58">.</text:span></text:p>
          </text:list-item>
        </text:list>
        <text:p text:style-name="MiSubtitulo2">Searching products</text:p>
        <text:list text:style-name="LFO13" text:continue-numbering="true">
          <text:list-item>
            <text:p text:style-name="P59"><text:span text:style-name="T60">Launch the search panel pressing<text:s/></text:span><text:span text:style-name="T61">F3</text:span><text:span text:style-name="T62"><text:s/>or <text:s/></text:span><draw:frame draw:z-index="251651584" draw:style-name="a3" draw:name="gráficos4" text:anchor-type="paragraph" svg:x="2.73465in" svg:y="-0.04173in" svg:width="0.41811in" svg:height="0.30197in" style:rel-width="scale" style:rel-height="scale"><draw:image xlink:href="media/image4.png" xlink:type="simple" xlink:show="embed" xlink:actuate="onLoad"/><svg:title/><svg:desc/></draw:frame><text:span text:style-name="T63">and select the kind of filter you need.</text:span></text:p>
          </text:list-item>
          <text:list-item>
            <text:p text:style-name="P64"><draw:frame draw:z-index="251652608" draw:style-name="a4" draw:name="gráficos5" text:anchor-type="paragraph" svg:x="0.97917in" svg:y="0.18889in" svg:width="0.26042in" svg:height="0.23681in" style:rel-width="scale" style:rel-height="scale"><draw:image xlink:href="media/image5.png" xlink:type="simple" xlink:show="embed" xlink:actuate="onLoad"/><svg:title/><svg:desc/></draw:frame><text:span text:style-name="T65">Use the products<text:s/></text:span><text:span text:style-name="T66">grid</text:span><text:span text:style-name="T67"><text:s/>pressing<text:s/></text:span><text:span text:style-name="T68">Ctrl+P</text:span><text:span text:style-name="T69">, or clicking on the icon .</text:span></text:p>
          </text:list-item>
        </text:list>
        <text:p text:style-name="P70">Deleting a product from buy list</text:p>
        <text:p text:style-name="MiCuerpo1"><draw:frame draw:z-index="251653632" draw:style-name="a5" draw:name="gráficos6" text:anchor-type="paragraph" svg:x="1.23958in" svg:y="0.16319in" svg:width="0.29898in" svg:height="0.30458in" style:rel-width="scale" style:rel-height="scale"><draw:image xlink:href="media/image6.png" xlink:type="simple" xlink:show="embed" xlink:actuate="onLoad"/><svg:title/><svg:desc/></draw:frame><text:span text:style-name="T71">Se</text:span><text:span text:style-name="T72">lect the desired product and press<text:s/></text:span><text:span text:style-name="T73">Ctrl+- (Ctrl+minus)</text:span><text:span text:style-name="T74"><text:s/>click on the icon.</text:span></text:p>
        <text:p text:style-name="P75">Cancelling current transaction</text:p>
        <text:p text:style-name="MiCuerpo1"><draw:frame draw:z-index="251654656" draw:style-name="a6" draw:name="gráficos7" text:anchor-type="paragraph" svg:x="1.76535in" svg:y="0.01024in" svg:width="0.37795in" svg:height="0.36378in" style:rel-width="scale" style:rel-height="scale"><draw:image xlink:href="media/image7.png" xlink:type="simple" xlink:show="embed" xlink:actuate="onLoad"/><svg:title/><svg:desc/></draw:frame><text:span text:style-name="T76">Press<text:s/></text:span><text:span text:style-name="T77">F10</text:span><text:span text:style-name="T78"><text:s/>or click on the icon .</text:span></text:p>
        <text:p text:style-name="P79">Cancelling a Ticket (transaction)</text:p>
        <text:p text:style-name="MiCuerpo1"><draw:frame draw:z-index="251655680" draw:style-name="a7" draw:name="gráficos8" text:anchor-type="paragraph" svg:x="2in" svg:y="-0.04173in" svg:width="0.3874in" svg:height="0.42717in" style:rel-width="scale" style:rel-height="scale"><draw:image xlink:href="media/image8.png" xlink:type="simple" xlink:show="embed" xlink:actuate="onLoad"/><svg:title/><svg:desc/></draw:frame><text:span text:style-name="T80">Press<text:s/></text:span><text:span text:style-name="T81">F11</text:span><text:span text:style-name="T82"><text:s/>or click on the icon <text:s text:c="11"/>and enter the<text:s/></text:span><text:span text:style-name="T83">ticket number</text:span><text:span text:style-name="T84"><text:s/>to cancel.</text:span></text:p>
        <text:p text:style-name="P85">Reprint Tickets</text:p>
        <text:p text:style-name="MiCuerpo1"><text:span text:style-name="T86">Press<text:s/></text:span><text:span text:style-name="T87">F5</text:span><text:span text:style-name="T88"><text:s/>or click the icon<text:s/></text:span><draw:frame draw:style-name="a8" draw:name="0 Imagen" text:anchor-type="as-char" svg:x="0in" svg:y="0in" svg:width="0.33467in" svg:height="0.33467in" style:rel-width="scale" style:rel-height="scale"><draw:image xlink:href="media/image9.png" xlink:type="simple" xlink:show="embed" xlink:actuate="onLoad"/><svg:title/><svg:desc/></draw:frame><text:span text:style-name="T89">, <text:s/>then select the ticket you want to print again and click the button<text:s/></text:span><text:span text:style-name="T90">reprint selected ticket</text:span><text:span text:style-name="T91">.</text:span></text:p>
        <text:p text:style-name="P92">Price Checker</text:p>
        <text:p text:style-name="MiCuerpo1"><text:span text:style-name="T93">Press<text:s/></text:span><text:span text:style-name="T94">F9</text:span><text:span text:style-name="T95"><text:s/>or select the icon <text:s/></text:span><draw:frame draw:z-index="251657728" draw:style-name="a9" draw:name="gráficos10" text:anchor-type="paragraph" svg:x="1.59016in" svg:y="-0.02008in" svg:width="0.39803in" svg:height="0.38465in" style:rel-width="scale" style:rel-height="scale"><draw:image xlink:href="media/image10.png" xlink:type="simple" xlink:show="embed" xlink:actuate="onLoad"/><svg:title/><svg:desc/></draw:frame><text:span text:style-name="T96"><text:s text:c="3"/>, the price checker dialog will be shown, enter a<text:s/></text:span><text:soft-page-break/><text:span text:style-name="T97">product code and pr</text:span><text:span text:style-name="T98">ess enter or use a barcode reader.</text:span></text:p>
        <text:p text:style-name="P99">Cash Available in drawer</text:p>
        <text:p text:style-name="MiCuerpo1"><text:span text:style-name="T100">Press<text:s/></text:span><text:span text:style-name="T101">F6</text:span><text:span text:style-name="T102"><text:s/>or select th</text:span><draw:frame draw:z-index="251658752" draw:style-name="a10" draw:name="gráficos11" text:anchor-type="paragraph" svg:x="1.63071in" svg:y="-0.0311in" svg:width="0.39803in" svg:height="0.38465in" style:rel-width="scale" style:rel-height="scale"><draw:image xlink:href="media/image11.png" xlink:type="simple" xlink:show="embed" xlink:actuate="onLoad"/><svg:title/><svg:desc/></draw:frame><text:span text:style-name="T103">e icon , a little <text:s/>message will be shown on the bottom of the screen showing the amount in the drawer.</text:span></text:p>
        <text:p text:style-name="P104">Cash Out</text:p>
        <text:p text:style-name="MiCuerpo1"><text:span text:style-name="T105">Press<text:s/></text:span><text:span text:style-name="T106">F7</text:span><text:span text:style-name="T107"><text:s/>or select the icon<text:s/></text:span><draw:frame draw:z-index="251659776" draw:style-name="a11" draw:name="gráficos12" text:anchor-type="paragraph" svg:x="1.7189in" svg:y="-0.03819in" svg:width="0.34646in" svg:height="0.38465in" style:rel-width="scale" style:rel-height="scale"><draw:image xlink:href="media/image12.png" xlink:type="simple" xlink:show="embed" xlink:actuate="onLoad"/><svg:title/><svg:desc/></draw:frame><text:span text:style-name="T108">and enter the<text:s/></text:span><text:span text:style-name="T109">amount</text:span><text:span text:style-name="T110"><text:s/>and the<text:s/></text:span><text:span text:style-name="T111">reason</text:span><text:span text:style-name="T112"><text:s/>for the money out.</text:span></text:p>
        <text:p text:style-name="P113">Cash In</text:p>
        <text:p text:style-name="MiCuerpo1"><text:span text:style-name="T114">Press<text:s/></text:span><text:span text:style-name="T115">F8</text:span><text:span text:style-name="T116"><text:s/>or select the icon<text:s/></text:span><draw:frame draw:z-index="251660800" draw:style-name="a12" draw:name="gráficos13" text:anchor-type="paragraph" svg:x="1.66338in" svg:y="-0.00906in" svg:width="0.35709in" svg:height="0.3437in" style:rel-width="scale" style:rel-height="scale"><draw:image xlink:href="media/image13.png" xlink:type="simple" xlink:show="embed" xlink:actuate="onLoad"/><svg:title/><svg:desc/></draw:frame><text:span text:style-name="T117"><text:s/>and enter the<text:s/></text:span><text:span text:style-name="T118">amount</text:span><text:span text:style-name="T119"><text:s/>and the<text:s/></text:span><text:span text:style-name="T120">reason</text:span><text:span text:style-name="T121"><text:s/>for the money in.</text:span></text:p>
        <text:p text:style-name="P122">Locking Screen</text:p>
        <text:p text:style-name="MiCuerpo1"><text:span text:style-name="T123">If you need a break and need to secure your terminal you can lock the screen pressing<text:s/></text:span><text:span text:style-name="T124">Ctrl-Space</text:span><text:span text:style-name="T125">.</text:span></text:p>
        <text:p text:style-name="P126">Suspending a Sale</text:p>
        <text:p text:style-name="MiCuerpo1"><text:span text:style-name="T127">To susp</text:span><text:span text:style-name="T128">end momentary a sale to let you start a new one you can press<text:s/></text:span><text:span text:style-name="T129">Ctrl-Backspace</text:span><text:span text:style-name="T130">.</text:span></text:p>
        <text:p text:style-name="P131">Resume Sale</text:p>
        <text:p text:style-name="MiCuerpo1"><text:span text:style-name="T132">To continue a suspended sale you can press<text:s/></text:span><text:span text:style-name="T133">Ctrl-R</text:span><text:span text:style-name="T134">. This will populate all products and information of selected suspended sale.</text:span></text:p>
        <text:p text:style-name="P135">Change Special Order Status</text:p>
        <text:p text:style-name="MiCuerpo1"><text:span text:style-name="T136">To change a</text:span><text:span text:style-name="T137"><text:s/>special order status you can press<text:s/></text:span><text:span text:style-name="T138">Ctrl-PgUp</text:span><text:span text:style-name="T139">.</text:span></text:p>
        <text:p text:style-name="MiSubtitulo2"><text:span text:style-name="T140">Balance</text:span><draw:frame draw:z-index="251661824" draw:style-name="a13" draw:name="gráficos14" text:anchor-type="paragraph" svg:x="1.94252in" svg:y="0.24291in" svg:width="0.37795in" svg:height="0.3752in" style:rel-width="scale" style:rel-height="scale"><draw:image xlink:href="media/image14.png" xlink:type="simple" xlink:show="embed" xlink:actuate="onLoad"/><svg:title/><svg:desc/></draw:frame></text:p>
        <text:p text:style-name="MiCuerpo1"><text:span text:style-name="T141">Press<text:s/></text:span><text:span text:style-name="T142">CTRL-B</text:span><text:span text:style-name="T143"><text:s/>or select the icon <text:s/>, a dialog with balance information will be shown, depending on configuration the report will be printed.</text:span></text:p>
        <text:p text:style-name="P144">End of day report</text:p>
        <text:p text:style-name="MiCuerpo1"><text:span text:style-name="T145">Press<text:s/></text:span><text:span text:style-name="T146">Ctrl-W</text:span><text:span text:style-name="T147"><text:s/>or select t</text:span><draw:frame draw:z-index="251662848" draw:style-name="a14" draw:name="gráficos15" text:anchor-type="paragraph" svg:x="1.79724in" svg:y="-0.0126in" svg:width="0.39803in" svg:height="0.39567in" style:rel-width="scale" style:rel-height="scale"><draw:image xlink:href="media/image15.png" xlink:type="simple" xlink:show="embed" xlink:actuate="onLoad"/><svg:title/><svg:desc/></draw:frame><text:span text:style-name="T148">he icon <text:s text:c="10"/></text:span><text:span text:style-name="T149"><text:s text:c="10"/>,depending on configuration the report will be printed.</text:span></text:p>
        <text:p text:style-name="MiSubtitulo2"><text:span text:style-name="T150">Log in / log out</text:span><draw:frame draw:z-index="251663872" draw:style-name="a15" draw:name="gráficos16" text:anchor-type="paragraph" svg:x="1.80748in" svg:y="0.26535in" svg:width="0.41811in" svg:height="0.3126in" style:rel-width="scale" style:rel-height="scale"><draw:image xlink:href="media/image16.png" xlink:type="simple" xlink:show="embed" xlink:actuate="onLoad"/><svg:title/><svg:desc/></draw:frame></text:p>
        <text:p text:style-name="MiCuerpo1"><text:span text:style-name="T151">Press<text:s/></text:span><text:span text:style-name="T152">CTRL-L</text:span><text:span text:style-name="T153"><text:s/>or click the icon <text:s/>to change from user (vendor). A Balance for the logged user will be done if any user is logged in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Apple Garamond Light" svg:font-family="Apple Garamond Light" style:font-family-generic="system" style:font-pitch="variable"/>
    <style:font-face style:name="Lucida Grande" svg:font-family="Lucida Grande" style:font-family-generic="system" style:font-pitch="variable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MiTitulo1" style:display-name="MiTitulo1" style:family="paragraph" style:parent-style-name="Título">
      <style:paragraph-properties fo:margin-top="0.0076in" fo:margin-bottom="0.0826in"/>
      <style:text-properties style:font-name="Trebuchet MS" fo:font-style="italic" style:font-style-asian="italic" fo:color="#0084D1" fo:font-size="14pt" style:font-size-asian="14pt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MiSubtitulo1" style:display-name="MiSubtitulo1" style:family="paragraph" style:parent-style-name="Subtítulo">
      <style:paragraph-properties fo:background-color="#999999"/>
      <style:text-properties style:font-name="Apple Garamond" fo:color="#FFFFFF"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MiCuerpo1" style:display-name="MiCuerpo1" style:family="paragraph" style:parent-style-name="Textbody">
      <style:paragraph-properties fo:text-align="justify" fo:margin-left="0.118in" fo:margin-right="0.118in">
        <style:tab-stops/>
      </style:paragraph-properties>
      <style:text-properties style:font-name="Apple Garamond" fo:font-size="11pt" style:font-size-asian="11pt"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Sinnombre1" style:display-name="Sin nombre1" style:family="paragraph" style:parent-style-name="MiCuerpo1">
      <style:text-properties fo:hyphenate="false"/>
    </style:style>
    <style:style style:name="MiSubtitulo2" style:display-name="MiSubtitulo2" style:family="paragraph" style:parent-style-name="MiSubtitulo1" style:next-style-name="MiCuerpo1" style:auto-update="true">
      <style:paragraph-properties fo:text-align="start" fo:margin-top="0.0868in" fo:margin-bottom="0.043in" fo:margin-left="-0.0784in" fo:margin-right="-0.0784in" fo:background-color="transparent">
        <style:tab-stops/>
      </style:paragraph-properties>
      <style:text-properties fo:color="#0084D1" fo:font-size="11pt" style:font-size-asian="11pt" fo:hyphenate="false"/>
    </style:style>
    <style:style style:name="MiTeclas1" style:display-name="MiTeclas1" style:family="text">
      <style:text-properties style:font-name="Apple Garamond" fo:font-weight="bold" style:font-weight-asian="bold" fo:font-style="italic" style:font-style-asian="italic" fo:color="#4B1F6F" fo:background-color="#FFFF99"/>
    </style:style>
    <style:style style:name="MiRealzado1" style:display-name="MiRealzado1" style:family="text">
      <style:text-properties style:font-name="Apple Garamond" fo:font-weight="bold" style:font-weight-asian="bold" fo:font-style="italic" style:font-style-asian="italic" fo:color="#004586" fo:background-color="transparent"/>
    </style:style>
    <style:style style:name="MiRealzado2" style:display-name="MiRealzado2" style:family="text" style:parent-style-name="MiRealzado1">
      <style:text-properties style:font-name="Apple Garamond Light" fo:font-weight="bold" style:font-weight-asian="bold" fo:font-style="italic" style:font-style-asian="italic" fo:color="#004586" fo:background-color="transparent"/>
    </style:style>
    <style:style style:name="MiRealzado3" style:display-name="MiRealzado3" style:family="text" style:parent-style-name="MiRealzado2">
      <style:text-properties style:font-name="Lucida Grande" fo:font-weight="bold" style:font-weight-asian="bold" fo:font-style="normal" style:font-style-asian="normal" fo:color="#004586" fo:font-size="9pt" style:font-size-asian="9pt" fo:background-color="transparent"/>
    </style:style>
    <style:style style:name="NumberingSymbols" style:display-name="Numbering Symbols" style:family="text"/>
    <style:style style:name="MioNormal" style:display-name="MioNormal" style:family="text">
      <style:text-properties style:font-name="Apple Garamond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Numbering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4" style:display-name="Numbering 4">
      <text:list-level-style-number text:level="1" style:num-suffix="." style:num-format="I">
        <style:list-level-properties/>
      </text:list-level-style-number>
      <text:list-level-style-number text:level="2" style:num-suffix="." style:num-format="I" text:start-value="2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I" text:start-value="4">
        <style:list-level-properties/>
      </text:list-level-style-number>
      <text:list-level-style-number text:level="5" style:num-suffix="." style:num-format="I" text:start-value="5">
        <style:list-level-properties/>
      </text:list-level-style-number>
      <text:list-level-style-number text:level="6" style:num-suffix="." style:num-format="I" text:start-value="6">
        <style:list-level-properties/>
      </text:list-level-style-number>
      <text:list-level-style-number text:level="7" style:num-suffix="." style:num-format="I" text:start-value="7">
        <style:list-level-properties/>
      </text:list-level-style-number>
      <text:list-level-style-number text:level="8" style:num-suffix="." style:num-format="I" text:start-value="8">
        <style:list-level-properties/>
      </text:list-level-style-number>
      <text:list-level-style-number text:level="9" style:num-suffix="." style:num-format="I" text:start-value="9">
        <style:list-level-properties/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)" style:num-format="a" style:num-letter-sync="true" text:start-value="3">
        <style:list-level-properties/>
      </text:list-level-style-number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•">
        <style:list-level-properties/>
        <style:text-properties style:font-name="OpenSymbol"/>
      </text:list-level-style-bullet>
      <text:list-level-style-bullet text:level="6" text:style-name="WW_CharLFO5LVL6" text:bullet-char="•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•">
        <style:list-level-properties/>
        <style:text-properties style:font-name="OpenSymbol"/>
      </text:list-level-style-bullet>
      <text:list-level-style-bullet text:level="9" text:style-name="WW_CharLFO5LVL9" text:bullet-char="•">
        <style:list-level-properties/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•">
        <style:list-level-properties/>
        <style:text-properties style:font-name="OpenSymbol"/>
      </text:list-level-style-bullet>
      <text:list-level-style-bullet text:level="3" text:style-name="WW_CharLFO6LVL3" text:bullet-char="•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•">
        <style:list-level-properties/>
        <style:text-properties style:font-name="OpenSymbol"/>
      </text:list-level-style-bullet>
      <text:list-level-style-bullet text:level="6" text:style-name="WW_CharLFO6LVL6" text:bullet-char="•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•">
        <style:list-level-properties/>
        <style:text-properties style:font-name="OpenSymbol"/>
      </text:list-level-style-bullet>
      <text:list-level-style-bullet text:level="9" text:style-name="WW_CharLFO6LVL9" text:bullet-char="•">
        <style:list-level-properties/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/>
        <style:text-properties style:font-name="OpenSymbol"/>
      </text:list-level-style-bullet>
      <text:list-level-style-bullet text:level="2" text:style-name="WW_CharLFO8LVL2" text:bullet-char="□">
        <style:list-level-properties/>
        <style:text-properties style:font-name="OpenSymbol"/>
      </text:list-level-style-bullet>
      <text:list-level-style-bullet text:level="3" text:style-name="WW_CharLFO8LVL3" text:bullet-char="☑">
        <style:list-level-properties/>
        <style:text-properties style:font-name="OpenSymbol"/>
      </text:list-level-style-bullet>
      <text:list-level-style-bullet text:level="4" text:style-name="WW_CharLFO8LVL4" text:bullet-char="□">
        <style:list-level-properties/>
        <style:text-properties style:font-name="OpenSymbol"/>
      </text:list-level-style-bullet>
      <text:list-level-style-bullet text:level="5" text:style-name="WW_CharLFO8LVL5" text:bullet-char="☑">
        <style:list-level-properties/>
        <style:text-properties style:font-name="OpenSymbol"/>
      </text:list-level-style-bullet>
      <text:list-level-style-bullet text:level="6" text:style-name="WW_CharLFO8LVL6" text:bullet-char="□">
        <style:list-level-properties/>
        <style:text-properties style:font-name="OpenSymbol"/>
      </text:list-level-style-bullet>
      <text:list-level-style-bullet text:level="7" text:style-name="WW_CharLFO8LVL7" text:bullet-char="☑">
        <style:list-level-properties/>
        <style:text-properties style:font-name="OpenSymbol"/>
      </text:list-level-style-bullet>
      <text:list-level-style-bullet text:level="8" text:style-name="WW_CharLFO8LVL8" text:bullet-char="□">
        <style:list-level-properties/>
        <style:text-properties style:font-name="OpenSymbol"/>
      </text:list-level-style-bullet>
      <text:list-level-style-bullet text:level="9" text:style-name="WW_CharLFO8LVL9" text:bullet-char="☑">
        <style:list-level-properties/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/>
        <style:text-properties style:font-name="OpenSymbol"/>
      </text:list-level-style-bullet>
      <text:list-level-style-bullet text:level="2" text:style-name="WW_CharLFO9LVL2" text:bullet-char="">
        <style:list-level-properties/>
        <style:text-properties style:font-name="OpenSymbol"/>
      </text:list-level-style-bullet>
      <text:list-level-style-bullet text:level="3" text:style-name="WW_CharLFO9LVL3" text:bullet-char="">
        <style:list-level-properties/>
        <style:text-properties style:font-name="OpenSymbol"/>
      </text:list-level-style-bullet>
      <text:list-level-style-bullet text:level="4" text:style-name="WW_CharLFO9LVL4" text:bullet-char="">
        <style:list-level-properties/>
        <style:text-properties style:font-name="OpenSymbol"/>
      </text:list-level-style-bullet>
      <text:list-level-style-bullet text:level="5" text:style-name="WW_CharLFO9LVL5" text:bullet-char="">
        <style:list-level-properties/>
        <style:text-properties style:font-name="OpenSymbol"/>
      </text:list-level-style-bullet>
      <text:list-level-style-bullet text:level="6" text:style-name="WW_CharLFO9LVL6" text:bullet-char="">
        <style:list-level-properties/>
        <style:text-properties style:font-name="OpenSymbol"/>
      </text:list-level-style-bullet>
      <text:list-level-style-bullet text:level="7" text:style-name="WW_CharLFO9LVL7" text:bullet-char="">
        <style:list-level-properties/>
        <style:text-properties style:font-name="OpenSymbol"/>
      </text:list-level-style-bullet>
      <text:list-level-style-bullet text:level="8" text:style-name="WW_CharLFO9LVL8" text:bullet-char="">
        <style:list-level-properties/>
        <style:text-properties style:font-name="OpenSymbol"/>
      </text:list-level-style-bullet>
      <text:list-level-style-bullet text:level="9" text:style-name="WW_CharLFO9LVL9" text:bullet-char="">
        <style:list-level-properties/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/>
        <style:text-properties style:font-name="OpenSymbol"/>
      </text:list-level-style-bullet>
      <text:list-level-style-bullet text:level="2" text:style-name="WW_CharLFO10LVL2" text:bullet-char="✗">
        <style:list-level-properties/>
        <style:text-properties style:font-name="OpenSymbol"/>
      </text:list-level-style-bullet>
      <text:list-level-style-bullet text:level="3" text:style-name="WW_CharLFO10LVL3" text:bullet-char="✗">
        <style:list-level-properties/>
        <style:text-properties style:font-name="OpenSymbol"/>
      </text:list-level-style-bullet>
      <text:list-level-style-bullet text:level="4" text:style-name="WW_CharLFO10LVL4" text:bullet-char="✗">
        <style:list-level-properties/>
        <style:text-properties style:font-name="OpenSymbol"/>
      </text:list-level-style-bullet>
      <text:list-level-style-bullet text:level="5" text:style-name="WW_CharLFO10LVL5" text:bullet-char="✗">
        <style:list-level-properties/>
        <style:text-properties style:font-name="OpenSymbol"/>
      </text:list-level-style-bullet>
      <text:list-level-style-bullet text:level="6" text:style-name="WW_CharLFO10LVL6" text:bullet-char="✗">
        <style:list-level-properties/>
        <style:text-properties style:font-name="OpenSymbol"/>
      </text:list-level-style-bullet>
      <text:list-level-style-bullet text:level="7" text:style-name="WW_CharLFO10LVL7" text:bullet-char="✗">
        <style:list-level-properties/>
        <style:text-properties style:font-name="OpenSymbol"/>
      </text:list-level-style-bullet>
      <text:list-level-style-bullet text:level="8" text:style-name="WW_CharLFO10LVL8" text:bullet-char="✗">
        <style:list-level-properties/>
        <style:text-properties style:font-name="OpenSymbol"/>
      </text:list-level-style-bullet>
      <text:list-level-style-bullet text:level="9" text:style-name="WW_CharLFO10LVL9" text:bullet-char="✗">
        <style:list-level-properties/>
        <style:text-properties style:font-name="OpenSymbol"/>
      </text:list-level-style-bullet>
    </text:list-style>
    <text:list-style style:name="MiNumeracion1" style:display-name="MiNumeracion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  <text:outline-level-style text:level="9" style:num-format=""/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4166in" fo:margin-bottom="0.5486in" fo:margin-right="0.4375in" fo:border-top="none" fo:border-left="none" fo:border-bottom="0.0034in solid #000000" fo:border-right="none" fo:padding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m Ronquillo Villarreal</meta:initial-creator>
    <dc:creator>Hiram Ronquillo Villarreal</dc:creator>
    <meta:creation-date>2017-10-13T20:01:00Z</meta:creation-date>
    <dc:date>2017-10-13T20:01:00Z</dc:date>
    <meta:template xlink:href="Normal.dotm" xlink:type="simple"/>
    <meta:editing-cycles>2</meta:editing-cycles>
    <meta:editing-duration>PT0S</meta:editing-duration>
    <meta:document-statistic meta:page-count="1" meta:paragraph-count="51" meta:word-count="489" meta:character-count="2639" meta:row-count="81" meta:non-whitespace-character-count="2201"/>
  </office:meta>
</office:document-meta>
</file>